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t.add( ResourceSelector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ot.isSelected( Resource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.Not( ResourceSelector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.N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